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ob" table:style-name="ta1">
        <table:shapes>
          <draw:frame draw:z-index="0" draw:style-name="gr1" draw:text-style-name="P1" svg:width="242.18mm" svg:height="108.15mm" svg:x="82.1mm" svg:y="2.48mm">
            <loext:p draw:notify-on-update-of-ranges="oob.A2:oob.A1577 oob.B1:oob.B1 oob.B2:oob.B1577 oob.A2:oob.A1577 oob.C1:oob.C1 oob.C2:oob.C15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Extra Tre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1769801980198" calcext:value-type="float">
            <text:p>0.91769801980198</text:p>
          </table:table-cell>
          <table:table-cell office:value-type="float" office:value="0.745668316831683" calcext:value-type="float">
            <text:p>0.7456683168316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3985148514852" calcext:value-type="float">
            <text:p>0.913985148514852</text:p>
          </table:table-cell>
          <table:table-cell office:value-type="float" office:value="0.755569306930693" calcext:value-type="float">
            <text:p>0.75556930693069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17079207920792" calcext:value-type="float">
            <text:p>0.917079207920792</text:p>
          </table:table-cell>
          <table:table-cell office:value-type="float" office:value="0.757425742574257" calcext:value-type="float">
            <text:p>0.75742574257425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0792079207921" calcext:value-type="float">
            <text:p>0.920792079207921</text:p>
          </table:table-cell>
          <table:table-cell office:value-type="float" office:value="0.759282178217822" calcext:value-type="float">
            <text:p>0.7592821782178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0173267326733" calcext:value-type="float">
            <text:p>0.920173267326733</text:p>
          </table:table-cell>
          <table:table-cell office:value-type="float" office:value="0.760519801980198" calcext:value-type="float">
            <text:p>0.7605198019801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0173267326733" calcext:value-type="float">
            <text:p>0.920173267326733</text:p>
          </table:table-cell>
          <table:table-cell office:value-type="float" office:value="0.761138613861386" calcext:value-type="float">
            <text:p>0.7611386138613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21410891089109" calcext:value-type="float">
            <text:p>0.921410891089109</text:p>
          </table:table-cell>
          <table:table-cell office:value-type="float" office:value="0.75990099009901" calcext:value-type="float">
            <text:p>0.759900990099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766707920792079" calcext:value-type="float">
            <text:p>0.7667079207920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773514851485149" calcext:value-type="float">
            <text:p>0.77351485148514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784653465346535" calcext:value-type="float">
            <text:p>0.78465346534653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785891089108911" calcext:value-type="float">
            <text:p>0.78589108910891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788985148514851" calcext:value-type="float">
            <text:p>0.78898514851485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784653465346535" calcext:value-type="float">
            <text:p>0.7846534653465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788985148514851" calcext:value-type="float">
            <text:p>0.78898514851485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790222772277228" calcext:value-type="float">
            <text:p>0.7902227722772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803836633663366" calcext:value-type="float">
            <text:p>0.80383663366336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923886138613861" calcext:value-type="float">
            <text:p>0.923886138613861</text:p>
          </table:table-cell>
          <table:table-cell office:value-type="float" office:value="0.805693069306931" calcext:value-type="float">
            <text:p>0.80569306930693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803217821782178" calcext:value-type="float">
            <text:p>0.80321782178217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08168316831683" calcext:value-type="float">
            <text:p>0.8081683168316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19925742574257" calcext:value-type="float">
            <text:p>0.8199257425742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21782178217822" calcext:value-type="float">
            <text:p>0.8217821782178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23019801980198" calcext:value-type="float">
            <text:p>0.82301980198019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2549504950495" calcext:value-type="float">
            <text:p>0.825495049504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26113861386139" calcext:value-type="float">
            <text:p>0.82611386138613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831064356435644" calcext:value-type="float">
            <text:p>0.8310643564356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36633663366337" calcext:value-type="float">
            <text:p>0.836633663366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34777227722772" calcext:value-type="float">
            <text:p>0.83477722772277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32920792079208" calcext:value-type="float">
            <text:p>0.832920792079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34158415841584" calcext:value-type="float">
            <text:p>0.83415841584158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38490099009901" calcext:value-type="float">
            <text:p>0.8384900990099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836633663366337" calcext:value-type="float">
            <text:p>0.8366336633663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839108910891089" calcext:value-type="float">
            <text:p>0.83910891089108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37871287128713" calcext:value-type="float">
            <text:p>0.83787128712871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38490099009901" calcext:value-type="float">
            <text:p>0.83849009900990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39108910891089" calcext:value-type="float">
            <text:p>0.8391089108910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42821782178218" calcext:value-type="float">
            <text:p>0.8428217821782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48391089108911" calcext:value-type="float">
            <text:p>0.84839108910891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48391089108911" calcext:value-type="float">
            <text:p>0.8483910891089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50247524752475" calcext:value-type="float">
            <text:p>0.8502475247524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50247524752475" calcext:value-type="float">
            <text:p>0.85024752475247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45915841584158" calcext:value-type="float">
            <text:p>0.84591584158415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50866336633663" calcext:value-type="float">
            <text:p>0.85086633663366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52103960396039" calcext:value-type="float">
            <text:p>0.8521039603960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57054455445545" calcext:value-type="float">
            <text:p>0.8570544554455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53960396039604" calcext:value-type="float">
            <text:p>0.8539603960396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55816831683168" calcext:value-type="float">
            <text:p>0.85581683168316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56435643564356" calcext:value-type="float">
            <text:p>0.85643564356435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57673267326733" calcext:value-type="float">
            <text:p>0.8576732673267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58910891089109" calcext:value-type="float">
            <text:p>0.85891089108910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59529702970297" calcext:value-type="float">
            <text:p>0.8595297029702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3762376237624" calcext:value-type="float">
            <text:p>0.8737623762376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71287128712871" calcext:value-type="float">
            <text:p>0.87128712871287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2524752475247" calcext:value-type="float">
            <text:p>0.87252475247524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3143564356436" calcext:value-type="float">
            <text:p>0.8731435643564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5618811881188" calcext:value-type="float">
            <text:p>0.87561881188118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9331683168317" calcext:value-type="float">
            <text:p>0.8793316831683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80569306930693" calcext:value-type="float">
            <text:p>0.88056930693069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879950495049505" calcext:value-type="float">
            <text:p>0.8799504950495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79331683168317" calcext:value-type="float">
            <text:p>0.8793316831683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875618811881188" calcext:value-type="float">
            <text:p>0.8756188118811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875618811881188" calcext:value-type="float">
            <text:p>0.8756188118811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877475247524752" calcext:value-type="float">
            <text:p>0.8774752475247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87809405940594" calcext:value-type="float">
            <text:p>0.8780940594059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77475247524752" calcext:value-type="float">
            <text:p>0.8774752475247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81188118811881" calcext:value-type="float">
            <text:p>0.8811881188118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83044554455445" calcext:value-type="float">
            <text:p>0.88304455445544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8490099009901" calcext:value-type="float">
            <text:p>0.8849009900990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88613861386139" calcext:value-type="float">
            <text:p>0.88861386138613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890470297029703" calcext:value-type="float">
            <text:p>0.89047029702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2945544554455" calcext:value-type="float">
            <text:p>0.89294554455445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89480198019802" calcext:value-type="float">
            <text:p>0.8948019801980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6039603960396" calcext:value-type="float">
            <text:p>0.89603960396039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4183168316832" calcext:value-type="float">
            <text:p>0.8941831683168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95420792079208" calcext:value-type="float">
            <text:p>0.89542079207920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896658415841584" calcext:value-type="float">
            <text:p>0.89665841584158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897277227722772" calcext:value-type="float">
            <text:p>0.89727722772277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0371287128713" calcext:value-type="float">
            <text:p>0.9003712871287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0990099009901" calcext:value-type="float">
            <text:p>0.9009900990099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0990099009901" calcext:value-type="float">
            <text:p>0.9009900990099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00371287128713" calcext:value-type="float">
            <text:p>0.9003712871287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2846534653465" calcext:value-type="float">
            <text:p>0.90284653465346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04084158415841" calcext:value-type="float">
            <text:p>0.90408415841584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01608910891089" calcext:value-type="float">
            <text:p>0.90160891089108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899133663366337" calcext:value-type="float">
            <text:p>0.89913366336633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00990099009901" calcext:value-type="float">
            <text:p>0.90099009900990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1608910891089" calcext:value-type="float">
            <text:p>0.90160891089108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03465346534654" calcext:value-type="float">
            <text:p>0.90346534653465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03465346534654" calcext:value-type="float">
            <text:p>0.90346534653465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07178217821782" calcext:value-type="float">
            <text:p>0.9071782178217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9034653465346" calcext:value-type="float">
            <text:p>0.90903465346534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5940594059406" calcext:value-type="float">
            <text:p>0.90594059405940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5321782178218" calcext:value-type="float">
            <text:p>0.90532178217821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04084158415841" calcext:value-type="float">
            <text:p>0.90408415841584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6559405940594" calcext:value-type="float">
            <text:p>0.90655940594059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07178217821782" calcext:value-type="float">
            <text:p>0.90717821782178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779702970297" calcext:value-type="float">
            <text:p>0.9077970297029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0891089108911" calcext:value-type="float">
            <text:p>0.91089108910891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09653465346535" calcext:value-type="float">
            <text:p>0.90965346534653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10891089108911" calcext:value-type="float">
            <text:p>0.91089108910891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12128712871287" calcext:value-type="float">
            <text:p>0.91212871287128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2747524752475" calcext:value-type="float">
            <text:p>0.91274752475247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4603960396039" calcext:value-type="float">
            <text:p>0.91460396039603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5222772277228" calcext:value-type="float">
            <text:p>0.91522277227722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5222772277228" calcext:value-type="float">
            <text:p>0.91522277227722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5222772277228" calcext:value-type="float">
            <text:p>0.91522277227722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1509900990099" calcext:value-type="float">
            <text:p>0.91150990099009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2128712871287" calcext:value-type="float">
            <text:p>0.91212871287128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2747524752475" calcext:value-type="float">
            <text:p>0.9127475247524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2747524752475" calcext:value-type="float">
            <text:p>0.9127475247524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0891089108911" calcext:value-type="float">
            <text:p>0.91089108910891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0891089108911" calcext:value-type="float">
            <text:p>0.91089108910891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3366336633663" calcext:value-type="float">
            <text:p>0.9133663366336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5841584158416" calcext:value-type="float">
            <text:p>0.9158415841584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6460396039604" calcext:value-type="float">
            <text:p>0.9164603960396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7079207920792" calcext:value-type="float">
            <text:p>0.91707920792079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8316831683168" calcext:value-type="float">
            <text:p>0.91831683168316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18316831683168" calcext:value-type="float">
            <text:p>0.91831683168316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935643564356" calcext:value-type="float">
            <text:p>0.91893564356435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935643564356" calcext:value-type="float">
            <text:p>0.91893564356435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316831683168" calcext:value-type="float">
            <text:p>0.91831683168316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769801980198" calcext:value-type="float">
            <text:p>0.9176980198019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2029702970297" calcext:value-type="float">
            <text:p>0.92202970297029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22029702970297" calcext:value-type="float">
            <text:p>0.9220297029702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19554455445545" calcext:value-type="float">
            <text:p>0.9195544554455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19554455445545" calcext:value-type="float">
            <text:p>0.91955445544554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18935643564356" calcext:value-type="float">
            <text:p>0.91893564356435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19554455445545" calcext:value-type="float">
            <text:p>0.91955445544554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18316831683168" calcext:value-type="float">
            <text:p>0.918316831683168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19554455445545" calcext:value-type="float">
            <text:p>0.9195544554455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19554455445545" calcext:value-type="float">
            <text:p>0.9195544554455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20173267326733" calcext:value-type="float">
            <text:p>0.9201732673267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0792079207921" calcext:value-type="float">
            <text:p>0.9207920792079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2029702970297" calcext:value-type="float">
            <text:p>0.92202970297029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23267326732673" calcext:value-type="float">
            <text:p>0.92326732673267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2029702970297" calcext:value-type="float">
            <text:p>0.92202970297029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1410891089109" calcext:value-type="float">
            <text:p>0.92141089108910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3267326732673" calcext:value-type="float">
            <text:p>0.92326732673267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2029702970297" calcext:value-type="float">
            <text:p>0.92202970297029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23267326732673" calcext:value-type="float">
            <text:p>0.92326732673267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2450495049505" calcext:value-type="float">
            <text:p>0.9245049504950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2450495049505" calcext:value-type="float">
            <text:p>0.9245049504950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23267326732673" calcext:value-type="float">
            <text:p>0.9232673267326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2450495049505" calcext:value-type="float">
            <text:p>0.924504950495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2648514851485" calcext:value-type="float">
            <text:p>0.9226485148514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23267326732673" calcext:value-type="float">
            <text:p>0.9232673267326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23886138613861" calcext:value-type="float">
            <text:p>0.92388613861386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23267326732673" calcext:value-type="float">
            <text:p>0.92326732673267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23886138613861" calcext:value-type="float">
            <text:p>0.9238861386138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25123762376238" calcext:value-type="float">
            <text:p>0.9251237623762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2450495049505" calcext:value-type="float">
            <text:p>0.9245049504950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5742574257426" calcext:value-type="float">
            <text:p>0.9257425742574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361386138614" calcext:value-type="float">
            <text:p>0.92636138613861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0.92759900990099" calcext:value-type="float">
            <text:p>0.9275990099009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2450495049505" calcext:value-type="float">
            <text:p>0.92450495049505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925123762376238" calcext:value-type="float">
            <text:p>0.92512376237623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8836633663366" calcext:value-type="float">
            <text:p>0.92883663366336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8217821782178" calcext:value-type="float">
            <text:p>0.92821782178217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25742574257426" calcext:value-type="float">
            <text:p>0.925742574257426</text:p>
          </table:table-cell>
          <table:table-cell office:value-type="float" office:value="0.926980198019802" calcext:value-type="float">
            <text:p>0.92698019801980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29455445544554" calcext:value-type="float">
            <text:p>0.92945544554455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0693069306931" calcext:value-type="float">
            <text:p>0.93069306930693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0074257425743" calcext:value-type="float">
            <text:p>0.93007425742574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1311881188119" calcext:value-type="float">
            <text:p>0.93131188118811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1930693069307" calcext:value-type="float">
            <text:p>0.93193069306930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3787128712871" calcext:value-type="float">
            <text:p>0.93378712871287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2549504950495" calcext:value-type="float">
            <text:p>0.9325495049504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3168316831683" calcext:value-type="float">
            <text:p>0.933168316831683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4405940594059" calcext:value-type="float">
            <text:p>0.934405940594059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5643564356436" calcext:value-type="float">
            <text:p>0.93564356435643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5024752475248" calcext:value-type="float">
            <text:p>0.93502475247524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0.926361386138614" calcext:value-type="float">
            <text:p>0.926361386138614</text:p>
          </table:table-cell>
          <table:table-cell office:value-type="float" office:value="0.936262376237624" calcext:value-type="float">
            <text:p>0.936262376237624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6881188118812" calcext:value-type="float">
            <text:p>0.936881188118812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0.926980198019802" calcext:value-type="float">
            <text:p>0.926980198019802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0.92759900990099" calcext:value-type="float">
            <text:p>0.9275990099009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0.928217821782178" calcext:value-type="float">
            <text:p>0.92821782178217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0.928836633663366" calcext:value-type="float">
            <text:p>0.928836633663366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118811881188" calcext:value-type="float">
            <text:p>0.93811881188118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8737623762376" calcext:value-type="float">
            <text:p>0.938737623762376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356435643564" calcext:value-type="float">
            <text:p>0.93935643564356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059405940594" calcext:value-type="float">
            <text:p>0.94059405940594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0.929455445544554" calcext:value-type="float">
            <text:p>0.929455445544554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0.930074257425743" calcext:value-type="float">
            <text:p>0.93007425742574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0.930693069306931" calcext:value-type="float">
            <text:p>0.93069306930693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5544554455446" calcext:value-type="float">
            <text:p>0.945544554455446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5544554455446" calcext:value-type="float">
            <text:p>0.94554455445544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5544554455446" calcext:value-type="float">
            <text:p>0.945544554455446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4925742574257" calcext:value-type="float">
            <text:p>0.944925742574257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5544554455446" calcext:value-type="float">
            <text:p>0.94554455445544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931311881188119" calcext:value-type="float">
            <text:p>0.931311881188119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0.931930693069307" calcext:value-type="float">
            <text:p>0.931930693069307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4306930693069" calcext:value-type="float">
            <text:p>0.944306930693069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0.932549504950495" calcext:value-type="float">
            <text:p>0.932549504950495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39975247524752" calcext:value-type="float">
            <text:p>0.939975247524752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0.935024752475248" calcext:value-type="float">
            <text:p>0.935024752475248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688118811881" calcext:value-type="float">
            <text:p>0.94368811881188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3069306930693" calcext:value-type="float">
            <text:p>0.943069306930693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0.934405940594059" calcext:value-type="float">
            <text:p>0.934405940594059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2450495049505" calcext:value-type="float">
            <text:p>0.942450495049505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831683168317" calcext:value-type="float">
            <text:p>0.94183168316831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0.933787128712871" calcext:value-type="float">
            <text:p>0.933787128712871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933168316831683" calcext:value-type="float">
            <text:p>0.933168316831683</text:p>
          </table:table-cell>
          <table:table-cell office:value-type="float" office:value="0.941212871287129" calcext:value-type="float">
            <text:p>0.941212871287129</text:p>
          </table:table-cell>
        </table:table-row>
      </table:table>
      <table:named-expressions/>
      <table:database-ranges>
        <table:database-range table:name="__Anonymous_Sheet_DB__0" table:target-range-address="oob.A1:oob.B157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7">00/00/0000</text:date>, <text:time style:data-style-name="N2" text:time-value="08:50:25.6678509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7T08:56:31.935458566</dc:date>
    <meta:editing-duration>PT32M3S</meta:editing-duration>
    <meta:editing-cycles>5</meta:editing-cycles>
    <meta:generator>LibreOffice/5.2.7.2$Linux_X86_64 LibreOffice_project/20m0$Build-2</meta:generator>
    <meta:document-statistic meta:table-count="1" meta:cell-count="47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minimum="0" chart:maximum="165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4" chart:maximum="0.9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ccff99" draw:fill-color="#ccff99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19cm" svg:height="10.816cm" xlink:href=".." xlink:type="simple" chart:class="chart:scatter" chart:style-name="ch1">
        <chart:title svg:x="9.115cm" svg:y="0.352cm" chart:style-name="ch2">
          <text:p>Performance over Tree Count</text:p>
        </chart:title>
        <chart:legend chart:legend-position="end" svg:x="20.52cm" svg:y="4.86cm" style:legend-expansion="high" chart:style-name="ch3"/>
        <chart:plot-area chart:style-name="ch4" table:cell-range-address="oob.A2:oob.C1577 oob.B1:oob.C1" chart:data-source-has-labels="row" svg:x="1.495cm" svg:y="1.347cm" svg:width="18.541cm" svg:height="8.272cm">
          <chartooo:coordinate-region svg:x="2.407cm" svg:y="1.347cm" svg:width="17.629cm" svg:height="7.625cm"/>
          <chart:axis chart:dimension="x" chart:name="primary-x" chart:style-name="ch5">
            <chart:title svg:x="9.557cm" svg:y="9.835cm" chart:style-name="ch6">
              <text:p>Number of trees</text:p>
            </chart:title>
          </chart:axis>
          <chart:axis chart:dimension="y" chart:name="primary-y" chart:style-name="ch7">
            <chart:title svg:x="0.451cm" svg:y="6.771cm" chart:style-name="ch8">
              <text:p>Out-of-bag Score</text:p>
            </chart:title>
            <chart:grid chart:style-name="ch9" chart:class="major"/>
          </chart:axis>
          <chart:series chart:style-name="ch10" chart:values-cell-range-address="oob.B2:oob.B1577" chart:label-cell-address="oob.B1:oob.B1" chart:class="chart:scatter">
            <chart:domain table:cell-range-address="oob.A2:oob.A1577"/>
            <chart:data-point chart:repeated="1576"/>
          </chart:series>
          <chart:series chart:style-name="ch11" chart:values-cell-range-address="oob.C2:oob.C1577" chart:label-cell-address="oob.C1:oob.C1" chart:class="chart:scatter">
            <chart:data-point chart:repeated="157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Random Forest</text:p>
                <draw:g>
                  <svg:desc>oob.B1:oob.B1</svg:desc>
                </draw:g>
              </table:table-cell>
              <table:table-cell office:value-type="string">
                <text:p>Extra Trees</text:p>
                <draw:g>
                  <svg:desc>oob.C1:oo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oob.A2:oob.A1577</svg:desc>
                </draw:g>
              </table:table-cell>
              <table:table-cell office:value-type="float" office:value="0.91769801980198">
                <text:p>0.91769801980198</text:p>
                <draw:g>
                  <svg:desc>oob.B2:oob.B1577</svg:desc>
                </draw:g>
              </table:table-cell>
              <table:table-cell office:value-type="float" office:value="0.745668316831683">
                <text:p>0.745668316831683</text:p>
                <draw:g>
                  <svg:desc>oob.C2:oob.C15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0.913985148514852">
                <text:p>0.913985148514852</text:p>
              </table:table-cell>
              <table:table-cell office:value-type="float" office:value="0.755569306930693">
                <text:p>0.7555693069306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.917079207920792">
                <text:p>0.917079207920792</text:p>
              </table:table-cell>
              <table:table-cell office:value-type="float" office:value="0.757425742574257">
                <text:p>0.7574257425742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0.920792079207921">
                <text:p>0.920792079207921</text:p>
              </table:table-cell>
              <table:table-cell office:value-type="float" office:value="0.759282178217822">
                <text:p>0.759282178217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0.920173267326733">
                <text:p>0.920173267326733</text:p>
              </table:table-cell>
              <table:table-cell office:value-type="float" office:value="0.760519801980198">
                <text:p>0.7605198019801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0.920173267326733">
                <text:p>0.920173267326733</text:p>
              </table:table-cell>
              <table:table-cell office:value-type="float" office:value="0.761138613861386">
                <text:p>0.7611386138613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0.921410891089109">
                <text:p>0.921410891089109</text:p>
              </table:table-cell>
              <table:table-cell office:value-type="float" office:value="0.75990099009901">
                <text:p>0.75990099009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766707920792079">
                <text:p>0.7667079207920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773514851485149">
                <text:p>0.7735148514851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">
                <text:p>3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784653465346535">
                <text:p>0.784653465346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785891089108911">
                <text:p>0.7858910891089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788985148514851">
                <text:p>0.7889851485148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784653465346535">
                <text:p>0.7846534653465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788985148514851">
                <text:p>0.7889851485148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">
                <text:p>3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790222772277228">
                <text:p>0.790222772277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803836633663366">
                <text:p>0.803836633663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1">
                <text:p>41</text:p>
              </table:table-cell>
              <table:table-cell office:value-type="float" office:value="0.923886138613861">
                <text:p>0.923886138613861</text:p>
              </table:table-cell>
              <table:table-cell office:value-type="float" office:value="0.805693069306931">
                <text:p>0.805693069306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803217821782178">
                <text:p>0.8032178217821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">
                <text:p>4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08168316831683">
                <text:p>0.8081683168316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">
                <text:p>4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19925742574257">
                <text:p>0.8199257425742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">
                <text:p>4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21782178217822">
                <text:p>0.8217821782178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6">
                <text:p>4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23019801980198">
                <text:p>0.823019801980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7">
                <text:p>4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2549504950495">
                <text:p>0.825495049504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26113861386139">
                <text:p>0.8261138613861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831064356435644">
                <text:p>0.8310643564356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36633663366337">
                <text:p>0.8366336633663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">
                <text:p>51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34777227722772">
                <text:p>0.8347772277227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2">
                <text:p>5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32920792079208">
                <text:p>0.8329207920792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3">
                <text:p>5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34158415841584">
                <text:p>0.8341584158415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38490099009901">
                <text:p>0.8384900990099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836633663366337">
                <text:p>0.8366336633663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839108910891089">
                <text:p>0.8391089108910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">
                <text:p>5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37871287128713">
                <text:p>0.8378712871287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8">
                <text:p>5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38490099009901">
                <text:p>0.838490099009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9">
                <text:p>59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39108910891089">
                <text:p>0.8391089108910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">
                <text:p>6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42821782178218">
                <text:p>0.8428217821782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1">
                <text:p>6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48391089108911">
                <text:p>0.8483910891089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">
                <text:p>6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48391089108911">
                <text:p>0.8483910891089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">
                <text:p>6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50247524752475">
                <text:p>0.8502475247524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4">
                <text:p>6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50247524752475">
                <text:p>0.8502475247524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5">
                <text:p>6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45915841584158">
                <text:p>0.8459158415841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6">
                <text:p>6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50866336633663">
                <text:p>0.8508663366336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">
                <text:p>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52103960396039">
                <text:p>0.8521039603960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8">
                <text:p>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57054455445545">
                <text:p>0.8570544554455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53960396039604">
                <text:p>0.85396039603960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55816831683168">
                <text:p>0.85581683168316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56435643564356">
                <text:p>0.8564356435643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57673267326733">
                <text:p>0.8576732673267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3">
                <text:p>7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58910891089109">
                <text:p>0.8589108910891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">
                <text:p>7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59529702970297">
                <text:p>0.8595297029702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5">
                <text:p>7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3762376237624">
                <text:p>0.8737623762376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6">
                <text:p>7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71287128712871">
                <text:p>0.871287128712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7">
                <text:p>7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2524752475247">
                <text:p>0.872524752475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">
                <text:p>7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3143564356436">
                <text:p>0.873143564356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5618811881188">
                <text:p>0.875618811881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1">
                <text:p>8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9331683168317">
                <text:p>0.87933168316831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">
                <text:p>8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80569306930693">
                <text:p>0.88056930693069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3">
                <text:p>83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879950495049505">
                <text:p>0.879950495049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4">
                <text:p>8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79331683168317">
                <text:p>0.879331683168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5">
                <text:p>8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875618811881188">
                <text:p>0.8756188118811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">
                <text:p>8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875618811881188">
                <text:p>0.8756188118811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">
                <text:p>8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877475247524752">
                <text:p>0.8774752475247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87809405940594">
                <text:p>0.878094059405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">
                <text:p>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77475247524752">
                <text:p>0.8774752475247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81188118811881">
                <text:p>0.881188118811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1">
                <text:p>9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83044554455445">
                <text:p>0.8830445544554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">
                <text:p>9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8490099009901">
                <text:p>0.884900990099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">
                <text:p>9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88613861386139">
                <text:p>0.8886138613861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">
                <text:p>9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890470297029703">
                <text:p>0.8904702970297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5">
                <text:p>9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2945544554455">
                <text:p>0.8929455445544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6">
                <text:p>9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89480198019802">
                <text:p>0.894801980198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">
                <text:p>9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6039603960396">
                <text:p>0.8960396039603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8">
                <text:p>9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4183168316832">
                <text:p>0.8941831683168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">
                <text:p>9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95420792079208">
                <text:p>0.8954207920792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896658415841584">
                <text:p>0.8966584158415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1">
                <text:p>1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897277227722772">
                <text:p>0.89727722772277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0371287128713">
                <text:p>0.9003712871287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4">
                <text:p>1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5">
                <text:p>10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00371287128713">
                <text:p>0.9003712871287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6">
                <text:p>10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2846534653465">
                <text:p>0.9028465346534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7">
                <text:p>10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04084158415841">
                <text:p>0.9040841584158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8">
                <text:p>108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01608910891089">
                <text:p>0.9016089108910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9">
                <text:p>10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899133663366337">
                <text:p>0.899133663366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0">
                <text:p>11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00990099009901">
                <text:p>0.9009900990099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1">
                <text:p>1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1608910891089">
                <text:p>0.9016089108910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2">
                <text:p>11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03465346534654">
                <text:p>0.9034653465346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3">
                <text:p>1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03465346534654">
                <text:p>0.9034653465346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4">
                <text:p>11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07178217821782">
                <text:p>0.9071782178217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5">
                <text:p>11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9034653465346">
                <text:p>0.9090346534653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16">
                <text:p>11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5940594059406">
                <text:p>0.9059405940594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7">
                <text:p>11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5321782178218">
                <text:p>0.9053217821782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8">
                <text:p>11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04084158415841">
                <text:p>0.90408415841584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9">
                <text:p>1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6559405940594">
                <text:p>0.9065594059405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0">
                <text:p>12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07178217821782">
                <text:p>0.9071782178217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1">
                <text:p>1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779702970297">
                <text:p>0.907797029702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">
                <text:p>12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3">
                <text:p>12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09653465346535">
                <text:p>0.9096534653465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5">
                <text:p>12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12128712871287">
                <text:p>0.912128712871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6">
                <text:p>12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2747524752475">
                <text:p>0.91274752475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">
                <text:p>12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8">
                <text:p>12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4603960396039">
                <text:p>0.9146039603960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9">
                <text:p>12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5222772277228">
                <text:p>0.9152227722772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0">
                <text:p>13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1">
                <text:p>13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">
                <text:p>13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">
                <text:p>13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5222772277228">
                <text:p>0.9152227722772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">
                <text:p>13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5222772277228">
                <text:p>0.9152227722772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5">
                <text:p>13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">
                <text:p>13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1509900990099">
                <text:p>0.9115099009900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7">
                <text:p>13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2128712871287">
                <text:p>0.9121287128712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8">
                <text:p>13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9">
                <text:p>13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40">
                <text:p>14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41">
                <text:p>14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2747524752475">
                <text:p>0.9127475247524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42">
                <text:p>1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43">
                <text:p>1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2747524752475">
                <text:p>0.9127475247524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44">
                <text:p>14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45">
                <text:p>14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0891089108911">
                <text:p>0.9108910891089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46">
                <text:p>1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3366336633663">
                <text:p>0.9133663366336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47">
                <text:p>14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5841584158416">
                <text:p>0.9158415841584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8">
                <text:p>14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6460396039604">
                <text:p>0.9164603960396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9">
                <text:p>14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7079207920792">
                <text:p>0.9170792079207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50">
                <text:p>15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51">
                <text:p>15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52">
                <text:p>15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53">
                <text:p>15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4">
                <text:p>15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935643564356">
                <text:p>0.9189356435643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55">
                <text:p>15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935643564356">
                <text:p>0.9189356435643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56">
                <text:p>15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57">
                <text:p>1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769801980198">
                <text:p>0.917698019801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8">
                <text:p>15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59">
                <text:p>1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0">
                <text:p>16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1">
                <text:p>16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2">
                <text:p>16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">
                <text:p>16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">
                <text:p>16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18935643564356">
                <text:p>0.918935643564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5">
                <text:p>1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6">
                <text:p>16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18316831683168">
                <text:p>0.91831683168316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7">
                <text:p>1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">
                <text:p>1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9">
                <text:p>1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0">
                <text:p>17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19554455445545">
                <text:p>0.91955445544554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1">
                <text:p>17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2">
                <text:p>17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3">
                <text:p>17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20173267326733">
                <text:p>0.9201732673267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4">
                <text:p>17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0792079207921">
                <text:p>0.9207920792079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5">
                <text:p>17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76">
                <text:p>17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77">
                <text:p>17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78">
                <text:p>17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1410891089109">
                <text:p>0.92141089108910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9">
                <text:p>17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0">
                <text:p>18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2029702970297">
                <text:p>0.9220297029702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">
                <text:p>18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">
                <text:p>1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3">
                <text:p>18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84">
                <text:p>18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85">
                <text:p>18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6">
                <text:p>18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2648514851485">
                <text:p>0.92264851485148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7">
                <text:p>187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88">
                <text:p>18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9">
                <text:p>18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23267326732673">
                <text:p>0.92326732673267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0">
                <text:p>19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23886138613861">
                <text:p>0.9238861386138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1">
                <text:p>1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92">
                <text:p>19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3">
                <text:p>1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4">
                <text:p>19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5">
                <text:p>19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6">
                <text:p>19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7">
                <text:p>19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8">
                <text:p>19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9">
                <text:p>19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0">
                <text:p>20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5123762376238">
                <text:p>0.9251237623762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1">
                <text:p>20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450495049505">
                <text:p>0.9245049504950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2">
                <text:p>20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5742574257426">
                <text:p>0.9257425742574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3">
                <text:p>20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4">
                <text:p>20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361386138614">
                <text:p>0.9263613861386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5">
                <text:p>20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6">
                <text:p>2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7">
                <text:p>20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8">
                <text:p>20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9">
                <text:p>20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759900990099">
                <text:p>0.927599009900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0">
                <text:p>21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1">
                <text:p>21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2">
                <text:p>212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3">
                <text:p>213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4">
                <text:p>21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5">
                <text:p>21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6">
                <text:p>21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17">
                <text:p>21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8">
                <text:p>218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9">
                <text:p>219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0">
                <text:p>220</text:p>
              </table:table-cell>
              <table:table-cell office:value-type="float" office:value="0.92450495049505">
                <text:p>0.92450495049505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1">
                <text:p>221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2">
                <text:p>222</text:p>
              </table:table-cell>
              <table:table-cell office:value-type="float" office:value="0.925123762376238">
                <text:p>0.92512376237623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3">
                <text:p>223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8836633663366">
                <text:p>0.92883663366336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4">
                <text:p>224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5">
                <text:p>225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6">
                <text:p>226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7">
                <text:p>227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8217821782178">
                <text:p>0.9282178217821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8">
                <text:p>228</text:p>
              </table:table-cell>
              <table:table-cell office:value-type="float" office:value="0.925742574257426">
                <text:p>0.925742574257426</text:p>
              </table:table-cell>
              <table:table-cell office:value-type="float" office:value="0.926980198019802">
                <text:p>0.9269801980198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9">
                <text:p>229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0">
                <text:p>23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1">
                <text:p>23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2">
                <text:p>23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3">
                <text:p>23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4">
                <text:p>23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5">
                <text:p>23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6">
                <text:p>23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7">
                <text:p>23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8">
                <text:p>23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9">
                <text:p>23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">
                <text:p>24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1">
                <text:p>241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2">
                <text:p>242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3">
                <text:p>24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">
                <text:p>24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5">
                <text:p>24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29455445544554">
                <text:p>0.9294554455445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6">
                <text:p>24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7">
                <text:p>24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8">
                <text:p>2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9">
                <text:p>24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0">
                <text:p>25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51">
                <text:p>25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2">
                <text:p>25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53">
                <text:p>25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4">
                <text:p>25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55">
                <text:p>25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56">
                <text:p>25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57">
                <text:p>25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8">
                <text:p>25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9">
                <text:p>25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0">
                <text:p>26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1">
                <text:p>26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62">
                <text:p>26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63">
                <text:p>26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64">
                <text:p>26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65">
                <text:p>2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6">
                <text:p>26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67">
                <text:p>26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68">
                <text:p>26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9">
                <text:p>2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70">
                <text:p>27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71">
                <text:p>27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72">
                <text:p>27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73">
                <text:p>27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74">
                <text:p>27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75">
                <text:p>27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76">
                <text:p>2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77">
                <text:p>27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8">
                <text:p>27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79">
                <text:p>27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80">
                <text:p>2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81">
                <text:p>28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82">
                <text:p>2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83">
                <text:p>2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4">
                <text:p>28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85">
                <text:p>2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86">
                <text:p>28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87">
                <text:p>28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8">
                <text:p>28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9">
                <text:p>28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90">
                <text:p>29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0693069306931">
                <text:p>0.9306930693069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91">
                <text:p>29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92">
                <text:p>29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93">
                <text:p>29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94">
                <text:p>29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0074257425743">
                <text:p>0.9300742574257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95">
                <text:p>29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96">
                <text:p>29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7">
                <text:p>29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98">
                <text:p>29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99">
                <text:p>29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00">
                <text:p>30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01">
                <text:p>30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1311881188119">
                <text:p>0.931311881188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02">
                <text:p>30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03">
                <text:p>30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04">
                <text:p>30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05">
                <text:p>30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06">
                <text:p>30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07">
                <text:p>30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08">
                <text:p>30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09">
                <text:p>30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10">
                <text:p>31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11">
                <text:p>31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12">
                <text:p>31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13">
                <text:p>3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4">
                <text:p>31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15">
                <text:p>31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16">
                <text:p>31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17">
                <text:p>31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18">
                <text:p>31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9">
                <text:p>31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20">
                <text:p>32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21">
                <text:p>32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22">
                <text:p>32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23">
                <text:p>32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4">
                <text:p>32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25">
                <text:p>32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26">
                <text:p>32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7">
                <text:p>32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28">
                <text:p>32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29">
                <text:p>32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30">
                <text:p>33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31">
                <text:p>33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32">
                <text:p>33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33">
                <text:p>33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34">
                <text:p>33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35">
                <text:p>33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36">
                <text:p>3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37">
                <text:p>33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38">
                <text:p>33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9">
                <text:p>33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">
                <text:p>34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41">
                <text:p>34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2">
                <text:p>3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43">
                <text:p>34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44">
                <text:p>34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5">
                <text:p>34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46">
                <text:p>34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">
                <text:p>34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48">
                <text:p>34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49">
                <text:p>34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50">
                <text:p>35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51">
                <text:p>35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52">
                <text:p>35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53">
                <text:p>35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54">
                <text:p>35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5">
                <text:p>35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6">
                <text:p>35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57">
                <text:p>35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58">
                <text:p>35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59">
                <text:p>35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60">
                <text:p>36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61">
                <text:p>36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2">
                <text:p>36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63">
                <text:p>36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64">
                <text:p>36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65">
                <text:p>36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66">
                <text:p>36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7">
                <text:p>36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68">
                <text:p>36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69">
                <text:p>3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70">
                <text:p>37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71">
                <text:p>37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72">
                <text:p>37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73">
                <text:p>37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74">
                <text:p>37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5">
                <text:p>37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76">
                <text:p>37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77">
                <text:p>37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78">
                <text:p>37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1930693069307">
                <text:p>0.93193069306930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79">
                <text:p>3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80">
                <text:p>3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81">
                <text:p>38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82">
                <text:p>38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83">
                <text:p>38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84">
                <text:p>38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85">
                <text:p>3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86">
                <text:p>38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87">
                <text:p>38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88">
                <text:p>38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89">
                <text:p>38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90">
                <text:p>39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91">
                <text:p>39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92">
                <text:p>39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93">
                <text:p>3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94">
                <text:p>3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95">
                <text:p>39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96">
                <text:p>39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3787128712871">
                <text:p>0.93378712871287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97">
                <text:p>3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98">
                <text:p>39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2549504950495">
                <text:p>0.9325495049504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99">
                <text:p>39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00">
                <text:p>40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3168316831683">
                <text:p>0.93316831683168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401">
                <text:p>40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4405940594059">
                <text:p>0.93440594059405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402">
                <text:p>40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03">
                <text:p>40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04">
                <text:p>40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05">
                <text:p>40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06">
                <text:p>4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07">
                <text:p>40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08">
                <text:p>4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409">
                <text:p>40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10">
                <text:p>41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11">
                <text:p>41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12">
                <text:p>41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13">
                <text:p>41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14">
                <text:p>41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15">
                <text:p>41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6">
                <text:p>4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17">
                <text:p>41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18">
                <text:p>4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19">
                <text:p>4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20">
                <text:p>42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21">
                <text:p>4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22">
                <text:p>42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23">
                <text:p>42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24">
                <text:p>42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25">
                <text:p>42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26">
                <text:p>42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27">
                <text:p>42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28">
                <text:p>42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29">
                <text:p>4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30">
                <text:p>43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31">
                <text:p>43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32">
                <text:p>43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33">
                <text:p>43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34">
                <text:p>43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35">
                <text:p>43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36">
                <text:p>43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37">
                <text:p>43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38">
                <text:p>43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39">
                <text:p>43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40">
                <text:p>44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41">
                <text:p>44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42">
                <text:p>4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43">
                <text:p>44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44">
                <text:p>44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45">
                <text:p>44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46">
                <text:p>44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47">
                <text:p>44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48">
                <text:p>4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49">
                <text:p>44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50">
                <text:p>45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51">
                <text:p>45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52">
                <text:p>45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53">
                <text:p>45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54">
                <text:p>45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55">
                <text:p>4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56">
                <text:p>4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57">
                <text:p>4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58">
                <text:p>45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59">
                <text:p>4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60">
                <text:p>46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61">
                <text:p>46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62">
                <text:p>46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63">
                <text:p>46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64">
                <text:p>46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65">
                <text:p>4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66">
                <text:p>46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67">
                <text:p>4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68">
                <text:p>4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69">
                <text:p>4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70">
                <text:p>47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71">
                <text:p>47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72">
                <text:p>47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73">
                <text:p>47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74">
                <text:p>47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75">
                <text:p>47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76">
                <text:p>4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77">
                <text:p>47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78">
                <text:p>47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79">
                <text:p>4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80">
                <text:p>48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81">
                <text:p>48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82">
                <text:p>4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83">
                <text:p>48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84">
                <text:p>4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85">
                <text:p>4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86">
                <text:p>48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87">
                <text:p>48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88">
                <text:p>48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89">
                <text:p>48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90">
                <text:p>49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91">
                <text:p>49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92">
                <text:p>49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93">
                <text:p>4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94">
                <text:p>49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95">
                <text:p>49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96">
                <text:p>49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97">
                <text:p>49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98">
                <text:p>49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99">
                <text:p>49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00">
                <text:p>50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01">
                <text:p>5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02">
                <text:p>50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03">
                <text:p>50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04">
                <text:p>5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05">
                <text:p>50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06">
                <text:p>5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07">
                <text:p>50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08">
                <text:p>5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09">
                <text:p>50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10">
                <text:p>51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1">
                <text:p>51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12">
                <text:p>51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13">
                <text:p>5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14">
                <text:p>51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15">
                <text:p>51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16">
                <text:p>51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17">
                <text:p>51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18">
                <text:p>51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19">
                <text:p>519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20">
                <text:p>52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21">
                <text:p>52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22">
                <text:p>52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23">
                <text:p>52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24">
                <text:p>52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5">
                <text:p>52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26">
                <text:p>52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27">
                <text:p>52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28">
                <text:p>52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29">
                <text:p>52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30">
                <text:p>53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31">
                <text:p>53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32">
                <text:p>53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33">
                <text:p>53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34">
                <text:p>53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35">
                <text:p>53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6">
                <text:p>53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7">
                <text:p>53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38">
                <text:p>53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39">
                <text:p>53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40">
                <text:p>54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41">
                <text:p>54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42">
                <text:p>54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43">
                <text:p>54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44">
                <text:p>54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45">
                <text:p>54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46">
                <text:p>5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7">
                <text:p>54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48">
                <text:p>54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49">
                <text:p>54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50">
                <text:p>55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51">
                <text:p>5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52">
                <text:p>55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53">
                <text:p>55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54">
                <text:p>5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55">
                <text:p>5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56">
                <text:p>5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57">
                <text:p>55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58">
                <text:p>55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59">
                <text:p>5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0">
                <text:p>56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1">
                <text:p>56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62">
                <text:p>56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63">
                <text:p>56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4">
                <text:p>56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65">
                <text:p>56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66">
                <text:p>56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67">
                <text:p>56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68">
                <text:p>56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">
                <text:p>56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0">
                <text:p>57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1">
                <text:p>57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72">
                <text:p>57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73">
                <text:p>57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74">
                <text:p>57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75">
                <text:p>57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76">
                <text:p>57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77">
                <text:p>577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78">
                <text:p>57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9">
                <text:p>57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80">
                <text:p>58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81">
                <text:p>58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82">
                <text:p>5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83">
                <text:p>58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84">
                <text:p>58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5">
                <text:p>58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86">
                <text:p>58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87">
                <text:p>58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88">
                <text:p>588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89">
                <text:p>58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90">
                <text:p>59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91">
                <text:p>59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92">
                <text:p>59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93">
                <text:p>59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94">
                <text:p>5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95">
                <text:p>59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96">
                <text:p>59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5643564356436">
                <text:p>0.93564356435643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97">
                <text:p>59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98">
                <text:p>59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99">
                <text:p>59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00">
                <text:p>600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01">
                <text:p>60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5024752475248">
                <text:p>0.93502475247524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02">
                <text:p>60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03">
                <text:p>60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04">
                <text:p>60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605">
                <text:p>60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606">
                <text:p>60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607">
                <text:p>607</text:p>
              </table:table-cell>
              <table:table-cell office:value-type="float" office:value="0.926361386138614">
                <text:p>0.926361386138614</text:p>
              </table:table-cell>
              <table:table-cell office:value-type="float" office:value="0.936262376237624">
                <text:p>0.93626237623762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608">
                <text:p>60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609">
                <text:p>60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610">
                <text:p>61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611">
                <text:p>6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612">
                <text:p>61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13">
                <text:p>613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14">
                <text:p>614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15">
                <text:p>615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16">
                <text:p>61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17">
                <text:p>61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18">
                <text:p>61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6881188118812">
                <text:p>0.9368811881188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9">
                <text:p>61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620">
                <text:p>62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21">
                <text:p>62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22">
                <text:p>62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23">
                <text:p>62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24">
                <text:p>62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25">
                <text:p>62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26">
                <text:p>626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27">
                <text:p>62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28">
                <text:p>628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29">
                <text:p>629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30">
                <text:p>63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31">
                <text:p>631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32">
                <text:p>632</text:p>
              </table:table-cell>
              <table:table-cell office:value-type="float" office:value="0.926980198019802">
                <text:p>0.926980198019802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33">
                <text:p>63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34">
                <text:p>63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35">
                <text:p>63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36">
                <text:p>63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37">
                <text:p>63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38">
                <text:p>63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39">
                <text:p>63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40">
                <text:p>64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41">
                <text:p>64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42">
                <text:p>6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43">
                <text:p>6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44">
                <text:p>64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45">
                <text:p>64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46">
                <text:p>64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47">
                <text:p>64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48">
                <text:p>64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49">
                <text:p>6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50">
                <text:p>65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51">
                <text:p>6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52">
                <text:p>65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53">
                <text:p>65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54">
                <text:p>65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55">
                <text:p>65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6">
                <text:p>656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57">
                <text:p>65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58">
                <text:p>65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59">
                <text:p>65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60">
                <text:p>660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61">
                <text:p>661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62">
                <text:p>662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63">
                <text:p>663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64">
                <text:p>664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65">
                <text:p>665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66">
                <text:p>66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67">
                <text:p>66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68">
                <text:p>66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69">
                <text:p>66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70">
                <text:p>67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71">
                <text:p>67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72">
                <text:p>67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73">
                <text:p>67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74">
                <text:p>67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75">
                <text:p>67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76">
                <text:p>67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77">
                <text:p>67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78">
                <text:p>67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79">
                <text:p>67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80">
                <text:p>68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81">
                <text:p>68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82">
                <text:p>68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83">
                <text:p>68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84">
                <text:p>68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85">
                <text:p>68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86">
                <text:p>68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87">
                <text:p>68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88">
                <text:p>68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89">
                <text:p>68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90">
                <text:p>69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91">
                <text:p>69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92">
                <text:p>69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93">
                <text:p>69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94">
                <text:p>6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95">
                <text:p>69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96">
                <text:p>69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97">
                <text:p>697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98">
                <text:p>698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99">
                <text:p>699</text:p>
              </table:table-cell>
              <table:table-cell office:value-type="float" office:value="0.92759900990099">
                <text:p>0.9275990099009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00">
                <text:p>70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701">
                <text:p>70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702">
                <text:p>70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03">
                <text:p>70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04">
                <text:p>70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705">
                <text:p>70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06">
                <text:p>70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07">
                <text:p>70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08">
                <text:p>70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09">
                <text:p>70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10">
                <text:p>71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711">
                <text:p>7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12">
                <text:p>71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13">
                <text:p>7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14">
                <text:p>71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15">
                <text:p>71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16">
                <text:p>7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717">
                <text:p>71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18">
                <text:p>7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719">
                <text:p>71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20">
                <text:p>72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21">
                <text:p>72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22">
                <text:p>72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23">
                <text:p>72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24">
                <text:p>72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25">
                <text:p>72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26">
                <text:p>72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27">
                <text:p>72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28">
                <text:p>72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29">
                <text:p>72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30">
                <text:p>73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31">
                <text:p>73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32">
                <text:p>73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33">
                <text:p>733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34">
                <text:p>734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35">
                <text:p>73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36">
                <text:p>73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37">
                <text:p>73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38">
                <text:p>73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39">
                <text:p>73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40">
                <text:p>74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41">
                <text:p>74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42">
                <text:p>74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43">
                <text:p>7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44">
                <text:p>74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45">
                <text:p>74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46">
                <text:p>74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47">
                <text:p>74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48">
                <text:p>74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49">
                <text:p>7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50">
                <text:p>75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51">
                <text:p>7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52">
                <text:p>75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53">
                <text:p>75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54">
                <text:p>7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55">
                <text:p>7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56">
                <text:p>7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57">
                <text:p>75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58">
                <text:p>75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59">
                <text:p>7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60">
                <text:p>76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61">
                <text:p>76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62">
                <text:p>76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63">
                <text:p>76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64">
                <text:p>76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65">
                <text:p>7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66">
                <text:p>76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67">
                <text:p>7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68">
                <text:p>76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69">
                <text:p>7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70">
                <text:p>77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71">
                <text:p>77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72">
                <text:p>77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73">
                <text:p>77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74">
                <text:p>77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75">
                <text:p>77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76">
                <text:p>776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77">
                <text:p>77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78">
                <text:p>77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79">
                <text:p>77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80">
                <text:p>7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81">
                <text:p>78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82">
                <text:p>7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83">
                <text:p>7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84">
                <text:p>7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85">
                <text:p>7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86">
                <text:p>78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87">
                <text:p>787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88">
                <text:p>788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9">
                <text:p>78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90">
                <text:p>79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91">
                <text:p>79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92">
                <text:p>792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93">
                <text:p>79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4">
                <text:p>79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5">
                <text:p>79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96">
                <text:p>79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97">
                <text:p>79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98">
                <text:p>79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99">
                <text:p>79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00">
                <text:p>80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01">
                <text:p>8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02">
                <text:p>80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03">
                <text:p>80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804">
                <text:p>8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805">
                <text:p>80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806">
                <text:p>8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807">
                <text:p>80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808">
                <text:p>8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09">
                <text:p>80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10">
                <text:p>81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811">
                <text:p>81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12">
                <text:p>81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13">
                <text:p>81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814">
                <text:p>81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15">
                <text:p>81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816">
                <text:p>81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817">
                <text:p>81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818">
                <text:p>81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819">
                <text:p>81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20">
                <text:p>82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821">
                <text:p>82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822">
                <text:p>82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23">
                <text:p>82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24">
                <text:p>82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25">
                <text:p>82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26">
                <text:p>82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27">
                <text:p>82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28">
                <text:p>82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29">
                <text:p>8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30">
                <text:p>83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31">
                <text:p>83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32">
                <text:p>83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33">
                <text:p>83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34">
                <text:p>83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35">
                <text:p>835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36">
                <text:p>83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37">
                <text:p>83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38">
                <text:p>83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39">
                <text:p>839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40">
                <text:p>840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1">
                <text:p>841</text:p>
              </table:table-cell>
              <table:table-cell office:value-type="float" office:value="0.928217821782178">
                <text:p>0.92821782178217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2">
                <text:p>84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43">
                <text:p>84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4">
                <text:p>84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45">
                <text:p>84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46">
                <text:p>84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47">
                <text:p>84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48">
                <text:p>84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49">
                <text:p>8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50">
                <text:p>85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51">
                <text:p>85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52">
                <text:p>85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53">
                <text:p>85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54">
                <text:p>8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55">
                <text:p>8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56">
                <text:p>8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57">
                <text:p>85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58">
                <text:p>85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59">
                <text:p>85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60">
                <text:p>86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61">
                <text:p>86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62">
                <text:p>86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63">
                <text:p>86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64">
                <text:p>86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65">
                <text:p>86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66">
                <text:p>86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67">
                <text:p>86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68">
                <text:p>86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69">
                <text:p>86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70">
                <text:p>87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71">
                <text:p>87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72">
                <text:p>87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73">
                <text:p>87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74">
                <text:p>87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75">
                <text:p>87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76">
                <text:p>8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77">
                <text:p>87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78">
                <text:p>87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79">
                <text:p>8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80">
                <text:p>88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81">
                <text:p>88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82">
                <text:p>8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83">
                <text:p>8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84">
                <text:p>88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85">
                <text:p>88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86">
                <text:p>88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87">
                <text:p>88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88">
                <text:p>88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89">
                <text:p>8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90">
                <text:p>89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91">
                <text:p>89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92">
                <text:p>89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93">
                <text:p>89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94">
                <text:p>89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95">
                <text:p>89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96">
                <text:p>89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97">
                <text:p>89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98">
                <text:p>89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99">
                <text:p>89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00">
                <text:p>90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01">
                <text:p>90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02">
                <text:p>90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03">
                <text:p>90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04">
                <text:p>90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05">
                <text:p>90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06">
                <text:p>90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07">
                <text:p>90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08">
                <text:p>90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09">
                <text:p>90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10">
                <text:p>91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11">
                <text:p>91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12">
                <text:p>91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13">
                <text:p>91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14">
                <text:p>91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15">
                <text:p>91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16">
                <text:p>91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17">
                <text:p>91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18">
                <text:p>91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19">
                <text:p>91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20">
                <text:p>92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21">
                <text:p>92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22">
                <text:p>92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23">
                <text:p>92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24">
                <text:p>92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25">
                <text:p>92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26">
                <text:p>92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27">
                <text:p>92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28">
                <text:p>92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29">
                <text:p>92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30">
                <text:p>93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31">
                <text:p>93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32">
                <text:p>93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33">
                <text:p>93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34">
                <text:p>93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35">
                <text:p>93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36">
                <text:p>93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37">
                <text:p>93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38">
                <text:p>93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39">
                <text:p>93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40">
                <text:p>94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41">
                <text:p>94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42">
                <text:p>94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43">
                <text:p>94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44">
                <text:p>94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45">
                <text:p>94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6">
                <text:p>94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7">
                <text:p>94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8">
                <text:p>94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9">
                <text:p>94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0">
                <text:p>95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51">
                <text:p>95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52">
                <text:p>95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53">
                <text:p>95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54">
                <text:p>95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55">
                <text:p>95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56">
                <text:p>95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57">
                <text:p>95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58">
                <text:p>95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59">
                <text:p>95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60">
                <text:p>96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61">
                <text:p>96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62">
                <text:p>96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63">
                <text:p>96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64">
                <text:p>96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65">
                <text:p>96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66">
                <text:p>96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67">
                <text:p>96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68">
                <text:p>96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69">
                <text:p>9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70">
                <text:p>97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71">
                <text:p>97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72">
                <text:p>97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73">
                <text:p>97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74">
                <text:p>97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75">
                <text:p>97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76">
                <text:p>976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77">
                <text:p>97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78">
                <text:p>97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79">
                <text:p>97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80">
                <text:p>98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81">
                <text:p>98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82">
                <text:p>98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83">
                <text:p>9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84">
                <text:p>9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85">
                <text:p>9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86">
                <text:p>98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87">
                <text:p>98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88">
                <text:p>98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89">
                <text:p>98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0">
                <text:p>99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1">
                <text:p>99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92">
                <text:p>99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3">
                <text:p>99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4">
                <text:p>99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95">
                <text:p>99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96">
                <text:p>99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7">
                <text:p>9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8">
                <text:p>99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9">
                <text:p>99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000">
                <text:p>100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001">
                <text:p>100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02">
                <text:p>100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003">
                <text:p>100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004">
                <text:p>100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005">
                <text:p>100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006">
                <text:p>100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007">
                <text:p>100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008">
                <text:p>100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009">
                <text:p>100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010">
                <text:p>101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011">
                <text:p>101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012">
                <text:p>101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013">
                <text:p>101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014">
                <text:p>101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015">
                <text:p>101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016">
                <text:p>101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017">
                <text:p>101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18">
                <text:p>101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19">
                <text:p>101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020">
                <text:p>102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021">
                <text:p>102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22">
                <text:p>1022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023">
                <text:p>1023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24">
                <text:p>102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25">
                <text:p>102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26">
                <text:p>102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27">
                <text:p>102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28">
                <text:p>102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29">
                <text:p>102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30">
                <text:p>103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31">
                <text:p>103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32">
                <text:p>103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33">
                <text:p>103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34">
                <text:p>103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35">
                <text:p>103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36">
                <text:p>103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37">
                <text:p>103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38">
                <text:p>103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39">
                <text:p>103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40">
                <text:p>104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41">
                <text:p>104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42">
                <text:p>104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43">
                <text:p>104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44">
                <text:p>104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45">
                <text:p>104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46">
                <text:p>104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47">
                <text:p>1047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48">
                <text:p>1048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49">
                <text:p>1049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50">
                <text:p>1050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51">
                <text:p>1051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52">
                <text:p>105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53">
                <text:p>105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54">
                <text:p>1054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55">
                <text:p>1055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56">
                <text:p>1056</text:p>
              </table:table-cell>
              <table:table-cell office:value-type="float" office:value="0.928836633663366">
                <text:p>0.928836633663366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57">
                <text:p>105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118811881188">
                <text:p>0.93811881188118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58">
                <text:p>105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59">
                <text:p>1059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60">
                <text:p>1060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8737623762376">
                <text:p>0.938737623762376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61">
                <text:p>1061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62">
                <text:p>1062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63">
                <text:p>106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64">
                <text:p>106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65">
                <text:p>106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66">
                <text:p>106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67">
                <text:p>106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68">
                <text:p>1068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69">
                <text:p>106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70">
                <text:p>107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71">
                <text:p>107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72">
                <text:p>107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73">
                <text:p>1073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74">
                <text:p>107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356435643564">
                <text:p>0.939356435643564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75">
                <text:p>107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76">
                <text:p>107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77">
                <text:p>107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78">
                <text:p>107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79">
                <text:p>107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80">
                <text:p>108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81">
                <text:p>1081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82">
                <text:p>108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83">
                <text:p>1083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84">
                <text:p>1084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85">
                <text:p>1085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059405940594">
                <text:p>0.9405940594059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86">
                <text:p>108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87">
                <text:p>1087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88">
                <text:p>108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89">
                <text:p>108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90">
                <text:p>109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91">
                <text:p>109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92">
                <text:p>109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93">
                <text:p>109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94">
                <text:p>109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95">
                <text:p>109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96">
                <text:p>1096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97">
                <text:p>1097</text:p>
              </table:table-cell>
              <table:table-cell office:value-type="float" office:value="0.929455445544554">
                <text:p>0.929455445544554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98">
                <text:p>1098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99">
                <text:p>1099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100">
                <text:p>110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101">
                <text:p>110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102">
                <text:p>110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103">
                <text:p>110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104">
                <text:p>110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105">
                <text:p>110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06">
                <text:p>110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107">
                <text:p>110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108">
                <text:p>11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109">
                <text:p>110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110">
                <text:p>111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111">
                <text:p>111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12">
                <text:p>1112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113">
                <text:p>111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114">
                <text:p>1114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115">
                <text:p>1115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116">
                <text:p>1116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117">
                <text:p>1117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118">
                <text:p>1118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119">
                <text:p>111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120">
                <text:p>1120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121">
                <text:p>1121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122">
                <text:p>1122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123">
                <text:p>1123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124">
                <text:p>1124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25">
                <text:p>1125</text:p>
              </table:table-cell>
              <table:table-cell office:value-type="float" office:value="0.930074257425743">
                <text:p>0.93007425742574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26">
                <text:p>112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27">
                <text:p>1127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28">
                <text:p>1128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29">
                <text:p>1129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30">
                <text:p>1130</text:p>
              </table:table-cell>
              <table:table-cell office:value-type="float" office:value="0.930693069306931">
                <text:p>0.93069306930693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31">
                <text:p>1131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32">
                <text:p>1132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33">
                <text:p>1133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34">
                <text:p>1134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35">
                <text:p>1135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36">
                <text:p>1136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37">
                <text:p>113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38">
                <text:p>113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39">
                <text:p>113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40">
                <text:p>114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41">
                <text:p>114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42">
                <text:p>114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43">
                <text:p>114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44">
                <text:p>114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45">
                <text:p>114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46">
                <text:p>114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47">
                <text:p>114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48">
                <text:p>114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49">
                <text:p>114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50">
                <text:p>115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51">
                <text:p>115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52">
                <text:p>115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53">
                <text:p>115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54">
                <text:p>115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55">
                <text:p>115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56">
                <text:p>115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57">
                <text:p>115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58">
                <text:p>115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59">
                <text:p>115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60">
                <text:p>116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61">
                <text:p>116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62">
                <text:p>116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63">
                <text:p>116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64">
                <text:p>116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65">
                <text:p>11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66">
                <text:p>11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67">
                <text:p>11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68">
                <text:p>116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69">
                <text:p>116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70">
                <text:p>117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71">
                <text:p>11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72">
                <text:p>117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73">
                <text:p>117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74">
                <text:p>117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75">
                <text:p>117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76">
                <text:p>117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77">
                <text:p>117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78">
                <text:p>117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79">
                <text:p>117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80">
                <text:p>118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81">
                <text:p>118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82">
                <text:p>118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83">
                <text:p>118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84">
                <text:p>118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85">
                <text:p>118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86">
                <text:p>118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87">
                <text:p>118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88">
                <text:p>118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89">
                <text:p>118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90">
                <text:p>1190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91">
                <text:p>119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92">
                <text:p>119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93">
                <text:p>119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94">
                <text:p>119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95">
                <text:p>119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96">
                <text:p>119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97">
                <text:p>119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98">
                <text:p>119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4925742574257">
                <text:p>0.944925742574257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99">
                <text:p>119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5544554455446">
                <text:p>0.945544554455446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00">
                <text:p>1200</text:p>
              </table:table-cell>
              <table:table-cell office:value-type="float" office:value="0.931311881188119">
                <text:p>0.931311881188119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01">
                <text:p>1201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02">
                <text:p>120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03">
                <text:p>120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204">
                <text:p>120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205">
                <text:p>120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206">
                <text:p>120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207">
                <text:p>120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208">
                <text:p>120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209">
                <text:p>120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10">
                <text:p>121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11">
                <text:p>121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12">
                <text:p>121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13">
                <text:p>121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214">
                <text:p>121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215">
                <text:p>121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216">
                <text:p>121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17">
                <text:p>121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218">
                <text:p>121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219">
                <text:p>121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220">
                <text:p>122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21">
                <text:p>122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22">
                <text:p>1222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223">
                <text:p>1223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224">
                <text:p>1224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225">
                <text:p>1225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26">
                <text:p>1226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27">
                <text:p>1227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228">
                <text:p>1228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29">
                <text:p>1229</text:p>
              </table:table-cell>
              <table:table-cell office:value-type="float" office:value="0.931930693069307">
                <text:p>0.931930693069307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30">
                <text:p>123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31">
                <text:p>123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232">
                <text:p>123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33">
                <text:p>123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34">
                <text:p>123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35">
                <text:p>123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236">
                <text:p>123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37">
                <text:p>123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238">
                <text:p>123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239">
                <text:p>123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240">
                <text:p>124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241">
                <text:p>124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242">
                <text:p>12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43">
                <text:p>124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244">
                <text:p>124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245">
                <text:p>124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246">
                <text:p>124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247">
                <text:p>124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248">
                <text:p>124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249">
                <text:p>124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50">
                <text:p>125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251">
                <text:p>125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252">
                <text:p>125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253">
                <text:p>125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254">
                <text:p>125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255">
                <text:p>125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56">
                <text:p>125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257">
                <text:p>1257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258">
                <text:p>125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259">
                <text:p>125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260">
                <text:p>1260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261">
                <text:p>126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262">
                <text:p>126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263">
                <text:p>126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64">
                <text:p>126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265">
                <text:p>126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266">
                <text:p>12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267">
                <text:p>126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268">
                <text:p>126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269">
                <text:p>126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270">
                <text:p>127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271">
                <text:p>127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72">
                <text:p>127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273">
                <text:p>127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274">
                <text:p>127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275">
                <text:p>12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76">
                <text:p>127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277">
                <text:p>127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278">
                <text:p>127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279">
                <text:p>127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80">
                <text:p>128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281">
                <text:p>128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82">
                <text:p>128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283">
                <text:p>128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284">
                <text:p>128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285">
                <text:p>128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286">
                <text:p>128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287">
                <text:p>12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288">
                <text:p>128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289">
                <text:p>128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290">
                <text:p>129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291">
                <text:p>129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292">
                <text:p>129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293">
                <text:p>129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94">
                <text:p>129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295">
                <text:p>129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96">
                <text:p>129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297">
                <text:p>129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298">
                <text:p>12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299">
                <text:p>12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300">
                <text:p>130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301">
                <text:p>130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302">
                <text:p>130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303">
                <text:p>130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304">
                <text:p>130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305">
                <text:p>130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306">
                <text:p>130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307">
                <text:p>130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308">
                <text:p>130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309">
                <text:p>130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310">
                <text:p>131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311">
                <text:p>131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312">
                <text:p>131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313">
                <text:p>131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314">
                <text:p>131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315">
                <text:p>131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316">
                <text:p>131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317">
                <text:p>131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18">
                <text:p>131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319">
                <text:p>131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320">
                <text:p>132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21">
                <text:p>132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322">
                <text:p>132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323">
                <text:p>132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324">
                <text:p>132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325">
                <text:p>132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326">
                <text:p>132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327">
                <text:p>132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328">
                <text:p>132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329">
                <text:p>132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330">
                <text:p>133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331">
                <text:p>1331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332">
                <text:p>1332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333">
                <text:p>133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334">
                <text:p>133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35">
                <text:p>1335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336">
                <text:p>1336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37">
                <text:p>133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338">
                <text:p>1338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339">
                <text:p>1339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340">
                <text:p>134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341">
                <text:p>134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342">
                <text:p>134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343">
                <text:p>134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344">
                <text:p>134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345">
                <text:p>134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346">
                <text:p>134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347">
                <text:p>134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348">
                <text:p>134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349">
                <text:p>134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350">
                <text:p>135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351">
                <text:p>135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352">
                <text:p>135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353">
                <text:p>135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54">
                <text:p>135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4306930693069">
                <text:p>0.9443069306930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355">
                <text:p>135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56">
                <text:p>135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357">
                <text:p>135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358">
                <text:p>135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359">
                <text:p>135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360">
                <text:p>136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361">
                <text:p>136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62">
                <text:p>136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363">
                <text:p>136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364">
                <text:p>136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365">
                <text:p>13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366">
                <text:p>13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367">
                <text:p>13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368">
                <text:p>136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69">
                <text:p>136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370">
                <text:p>137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371">
                <text:p>13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372">
                <text:p>137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373">
                <text:p>137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374">
                <text:p>137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375">
                <text:p>137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376">
                <text:p>137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377">
                <text:p>137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78">
                <text:p>137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379">
                <text:p>137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80">
                <text:p>138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381">
                <text:p>138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382">
                <text:p>138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83">
                <text:p>1383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384">
                <text:p>1384</text:p>
              </table:table-cell>
              <table:table-cell office:value-type="float" office:value="0.932549504950495">
                <text:p>0.932549504950495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385">
                <text:p>138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386">
                <text:p>138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387">
                <text:p>138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388">
                <text:p>138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389">
                <text:p>138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390">
                <text:p>139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391">
                <text:p>139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392">
                <text:p>139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393">
                <text:p>139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394">
                <text:p>139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95">
                <text:p>139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396">
                <text:p>139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397">
                <text:p>139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398">
                <text:p>13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399">
                <text:p>13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400">
                <text:p>140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401">
                <text:p>140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402">
                <text:p>140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403">
                <text:p>140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404">
                <text:p>140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405">
                <text:p>140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406">
                <text:p>140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407">
                <text:p>140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408">
                <text:p>140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409">
                <text:p>140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410">
                <text:p>141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411">
                <text:p>141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12">
                <text:p>141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413">
                <text:p>141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414">
                <text:p>141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415">
                <text:p>141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416">
                <text:p>141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417">
                <text:p>141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418">
                <text:p>141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419">
                <text:p>141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420">
                <text:p>142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421">
                <text:p>142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422">
                <text:p>142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423">
                <text:p>142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424">
                <text:p>142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425">
                <text:p>142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426">
                <text:p>142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427">
                <text:p>142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428">
                <text:p>142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429">
                <text:p>142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430">
                <text:p>143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431">
                <text:p>143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432">
                <text:p>143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433">
                <text:p>143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434">
                <text:p>143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35">
                <text:p>143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36">
                <text:p>143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437">
                <text:p>143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438">
                <text:p>143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439">
                <text:p>143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440">
                <text:p>144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441">
                <text:p>144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442">
                <text:p>144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443">
                <text:p>144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444">
                <text:p>144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445">
                <text:p>144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446">
                <text:p>144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447">
                <text:p>144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448">
                <text:p>144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449">
                <text:p>144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450">
                <text:p>145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451">
                <text:p>145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452">
                <text:p>145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53">
                <text:p>145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454">
                <text:p>145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455">
                <text:p>145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456">
                <text:p>145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457">
                <text:p>145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458">
                <text:p>145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459">
                <text:p>145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460">
                <text:p>146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461">
                <text:p>146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462">
                <text:p>146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463">
                <text:p>146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464">
                <text:p>146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465">
                <text:p>146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66">
                <text:p>146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467">
                <text:p>146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468">
                <text:p>146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39975247524752">
                <text:p>0.939975247524752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469">
                <text:p>146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470">
                <text:p>147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71">
                <text:p>1471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472">
                <text:p>147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473">
                <text:p>1473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474">
                <text:p>1474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475">
                <text:p>14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476">
                <text:p>147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477">
                <text:p>147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478">
                <text:p>147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479">
                <text:p>147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480">
                <text:p>148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481">
                <text:p>148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482">
                <text:p>14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483">
                <text:p>148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484">
                <text:p>148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85">
                <text:p>148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486">
                <text:p>148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487">
                <text:p>148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88">
                <text:p>148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489">
                <text:p>148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490">
                <text:p>149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91">
                <text:p>149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92">
                <text:p>149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493">
                <text:p>149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494">
                <text:p>149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495">
                <text:p>149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496">
                <text:p>149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497">
                <text:p>149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498">
                <text:p>14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499">
                <text:p>149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00">
                <text:p>150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01">
                <text:p>150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02">
                <text:p>1502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503">
                <text:p>150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504">
                <text:p>1504</text:p>
              </table:table-cell>
              <table:table-cell office:value-type="float" office:value="0.935024752475248">
                <text:p>0.935024752475248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505">
                <text:p>150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506">
                <text:p>150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07">
                <text:p>150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508">
                <text:p>150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509">
                <text:p>150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510">
                <text:p>151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511">
                <text:p>151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512">
                <text:p>151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13">
                <text:p>151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514">
                <text:p>1514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515">
                <text:p>151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516">
                <text:p>151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517">
                <text:p>151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518">
                <text:p>151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519">
                <text:p>151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520">
                <text:p>152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521">
                <text:p>152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522">
                <text:p>152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523">
                <text:p>152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524">
                <text:p>1524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525">
                <text:p>152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526">
                <text:p>152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527">
                <text:p>152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528">
                <text:p>152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529">
                <text:p>152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530">
                <text:p>153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531">
                <text:p>153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532">
                <text:p>1532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533">
                <text:p>153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34">
                <text:p>153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35">
                <text:p>153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536">
                <text:p>153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537">
                <text:p>153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538">
                <text:p>153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539">
                <text:p>153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688118811881">
                <text:p>0.943688118811881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540">
                <text:p>154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541">
                <text:p>154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542">
                <text:p>154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543">
                <text:p>1543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44">
                <text:p>1544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545">
                <text:p>1545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546">
                <text:p>154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547">
                <text:p>154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548">
                <text:p>154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549">
                <text:p>154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50">
                <text:p>155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551">
                <text:p>155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3069306930693">
                <text:p>0.94306930693069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552">
                <text:p>1552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553">
                <text:p>155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554">
                <text:p>155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555">
                <text:p>155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556">
                <text:p>1556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557">
                <text:p>1557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558">
                <text:p>1558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559">
                <text:p>1559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560">
                <text:p>1560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561">
                <text:p>1561</text:p>
              </table:table-cell>
              <table:table-cell office:value-type="float" office:value="0.934405940594059">
                <text:p>0.934405940594059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562">
                <text:p>156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563">
                <text:p>156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564">
                <text:p>156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565">
                <text:p>156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66">
                <text:p>156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567">
                <text:p>156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568">
                <text:p>156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569">
                <text:p>156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570">
                <text:p>157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571">
                <text:p>157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572">
                <text:p>157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573">
                <text:p>157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74">
                <text:p>157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575">
                <text:p>157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576">
                <text:p>157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577">
                <text:p>157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578">
                <text:p>157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579">
                <text:p>157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580">
                <text:p>158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581">
                <text:p>158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582">
                <text:p>158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583">
                <text:p>158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584">
                <text:p>158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85">
                <text:p>1585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586">
                <text:p>1586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587">
                <text:p>1587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588">
                <text:p>1588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2450495049505">
                <text:p>0.942450495049505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589">
                <text:p>1589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831683168317">
                <text:p>0.9418316831683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590">
                <text:p>1590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591">
                <text:p>1591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592">
                <text:p>1592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593">
                <text:p>1593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594">
                <text:p>1594</text:p>
              </table:table-cell>
              <table:table-cell office:value-type="float" office:value="0.933787128712871">
                <text:p>0.933787128712871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595">
                <text:p>1595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596">
                <text:p>1596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597">
                <text:p>1597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598">
                <text:p>1598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99">
                <text:p>1599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00">
                <text:p>1600</text:p>
              </table:table-cell>
              <table:table-cell office:value-type="float" office:value="0.933168316831683">
                <text:p>0.933168316831683</text:p>
              </table:table-cell>
              <table:table-cell office:value-type="float" office:value="0.941212871287129">
                <text:p>0.941212871287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